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top" draw:auto-grow-height="false" fo:min-height="4.513cm" fo:min-width="8.072cm"/>
    </style:style>
    <style:style style:name="gr2" style:family="graphic" style:parent-style-name="standard">
      <style:graphic-properties draw:textarea-horizontal-align="justify" draw:textarea-vertical-align="middle" draw:auto-grow-height="false" fo:min-height="3.242cm" fo:min-width="7.438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1.02cm" fo:min-width="2.358cm"/>
    </style:style>
    <style:style style:name="gr4" style:family="graphic" style:parent-style-name="standard">
      <style:graphic-properties draw:fill-color="#d4ea6b" draw:textarea-horizontal-align="justify" draw:textarea-vertical-align="middle" draw:auto-grow-height="false" fo:min-height="2.608cm" fo:min-width="3.628cm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fill-color="#d4ea6b" draw:textarea-horizontal-align="justify" draw:textarea-vertical-align="middle" draw:auto-grow-height="false" fo:min-height="2.608cm" fo:min-width="5.215cm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fill-color="#d4ea6b" draw:textarea-horizontal-align="justify" draw:textarea-vertical-align="middle" draw:auto-grow-height="false" fo:min-height="3.243cm" fo:min-width="7.121cm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standard">
      <style:graphic-properties draw:fill-color="#d4ea6b" draw:textarea-horizontal-align="justify" draw:textarea-vertical-align="middle" draw:auto-grow-height="false" fo:min-height="4.195cm" fo:min-width="4.58cm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standard">
      <style:graphic-properties draw:fill-color="#d4ea6b" draw:textarea-horizontal-align="justify" draw:textarea-vertical-align="middle" draw:auto-grow-height="false" fo:min-height="2.608cm" fo:min-width="5.851cm"/>
    </style:style>
    <style:style style:name="gr16" style:family="graphic" style:parent-style-name="objectwithoutfill">
      <style:graphic-properties draw:marker-end="Arrowheads_20_10" draw:marker-end-width="0.3cm" draw:fill="none" draw:textarea-vertical-align="middle"/>
    </style:style>
    <style:style style:name="gr17" style:family="graphic" style:parent-style-name="objectwithoutfill">
      <style:graphic-properties draw:marker-end="Arrowheads_20_12" draw:marker-end-width="0.3cm" draw:fill="none" draw:textarea-vertical-align="middle"/>
    </style:style>
    <style:style style:name="gr18" style:family="graphic" style:parent-style-name="standard">
      <style:graphic-properties draw:fill-color="#d4ea6b" draw:textarea-horizontal-align="justify" draw:textarea-vertical-align="middle" draw:auto-grow-height="false" fo:min-height="2.608cm" fo:min-width="10.93cm"/>
    </style:style>
    <style:style style:name="gr19" style:family="graphic" style:parent-style-name="objectwithoutfill">
      <style:graphic-properties draw:marker-end="Arrowheads_20_13" draw:marker-end-width="0.3cm" draw:fill="none" draw:textarea-vertical-align="bottom"/>
    </style:style>
    <style:style style:name="gr20" style:family="graphic" style:parent-style-name="standard">
      <style:graphic-properties draw:fill-color="#d4ea6b" draw:textarea-horizontal-align="justify" draw:textarea-vertical-align="middle" draw:auto-grow-height="false" fo:min-height="1.338cm" fo:min-width="6.485cm"/>
    </style:style>
    <style:style style:name="gr21" style:family="graphic" style:parent-style-name="standard">
      <style:graphic-properties draw:fill-color="#ffa6a6" draw:textarea-horizontal-align="justify" draw:textarea-vertical-align="middle" draw:auto-grow-height="false" fo:min-height="2.608cm" fo:min-width="4.898cm"/>
    </style:style>
    <style:style style:name="gr22" style:family="graphic" style:parent-style-name="objectwithoutfill">
      <style:graphic-properties draw:marker-end="Arrowheads_20_15" draw:marker-end-width="0.3cm" draw:fill="none" draw:textarea-vertical-align="middle"/>
    </style:style>
    <style:style style:name="gr23" style:family="graphic" style:parent-style-name="standard">
      <style:graphic-properties draw:fill-color="#d4ea6b" draw:textarea-horizontal-align="justify" draw:textarea-vertical-align="middle" draw:auto-grow-height="false" fo:min-height="2.608cm" fo:min-width="9.025cm"/>
    </style:style>
    <style:style style:name="gr24" style:family="graphic" style:parent-style-name="objectwithoutfill">
      <style:graphic-properties draw:marker-end="Arrowheads_20_16" draw:marker-end-width="0.3cm" draw:fill="none" draw:textarea-vertical-align="middle"/>
    </style:style>
    <style:style style:name="gr25" style:family="graphic" style:parent-style-name="standard">
      <style:graphic-properties draw:fill-color="#f6f9d4" draw:textarea-horizontal-align="justify" draw:textarea-vertical-align="middle" draw:auto-grow-height="false" fo:min-height="2.608cm" fo:min-width="4.898cm"/>
    </style:style>
    <style:style style:name="gr26" style:family="graphic" style:parent-style-name="objectwithoutfill">
      <style:graphic-properties draw:marker-end="Arrowheads_20_17" draw:marker-end-width="0.3cm" draw:fill="none" draw:textarea-vertical-align="middle"/>
    </style:style>
    <style:style style:name="gr27" style:family="graphic" style:parent-style-name="objectwithoutfill">
      <style:graphic-properties draw:marker-end="Arrowheads_20_18" draw:marker-end-width="0.3cm" draw:fill="none" draw:textarea-vertical-align="middle"/>
    </style:style>
    <style:style style:name="gr28" style:family="graphic" style:parent-style-name="standard">
      <style:graphic-properties draw:fill-color="#d4ea6b" draw:textarea-horizontal-align="justify" draw:textarea-vertical-align="middle" draw:auto-grow-height="false" fo:min-height="2.608cm" fo:min-width="7.438cm"/>
    </style:style>
    <style:style style:name="gr29" style:family="graphic" style:parent-style-name="objectwithoutfill">
      <style:graphic-properties draw:marker-end="Arrowheads_20_19" draw:marker-end-width="0.3cm" draw:fill="none" draw:textarea-vertical-align="middle"/>
    </style:style>
    <style:style style:name="gr30" style:family="graphic" style:parent-style-name="objectwithoutfill">
      <style:graphic-properties draw:marker-end="Arrowheads_20_20" draw:marker-end-width="0.3cm" draw:fill="none" draw:textarea-vertical-align="middle"/>
    </style:style>
    <style:style style:name="gr31" style:family="graphic" style:parent-style-name="standard">
      <style:graphic-properties draw:fill-color="#f6f9d4" draw:textarea-horizontal-align="justify" draw:textarea-vertical-align="middle" draw:auto-grow-height="false" fo:min-height="2.608cm" fo:min-width="7.437cm"/>
    </style:style>
    <style:style style:name="gr32" style:family="graphic" style:parent-style-name="objectwithoutfill">
      <style:graphic-properties draw:marker-end="Arrowheads_20_21" draw:marker-end-width="0.3cm" draw:fill="none" draw:textarea-vertical-align="middle"/>
    </style:style>
    <style:style style:name="gr33" style:family="graphic" style:parent-style-name="objectwithoutfill">
      <style:graphic-properties draw:marker-end="Arrowheads_20_23" draw:marker-end-width="0.3cm" draw:fill="none" draw:textarea-vertical-align="bottom"/>
    </style:style>
    <style:style style:name="gr34" style:family="graphic" style:parent-style-name="standard">
      <style:graphic-properties draw:fill-color="#f6f9d4" draw:textarea-horizontal-align="justify" draw:textarea-vertical-align="middle" draw:auto-grow-height="false" fo:min-height="1.338cm" fo:min-width="6.484cm"/>
    </style:style>
    <style:style style:name="gr35" style:family="graphic" style:parent-style-name="objectwithoutfill">
      <style:graphic-properties draw:marker-end="Arrowheads_20_25" draw:marker-end-width="0.3cm" draw:fill="none" draw:textarea-vertical-align="middle"/>
    </style:style>
    <style:style style:name="gr36" style:family="graphic" style:parent-style-name="objectwithoutfill">
      <style:graphic-properties draw:marker-end="Arrowheads_20_26" draw:marker-end-width="0.3cm" draw:fill="none" draw:textarea-vertical-align="middle"/>
    </style:style>
    <style:style style:name="gr37" style:family="graphic" style:parent-style-name="objectwithoutfill">
      <style:graphic-properties draw:marker-end="Arrowheads_20_27" draw:marker-end-width="0.3cm" draw:fill="none" draw:textarea-vertical-align="middle"/>
    </style:style>
    <style:style style:name="gr38" style:family="graphic" style:parent-style-name="objectwithoutfill">
      <style:graphic-properties draw:marker-end="Arrowheads_20_28" draw:marker-end-width="0.3cm" draw:fill="none" draw:textarea-vertical-align="middle"/>
    </style:style>
    <style:style style:name="gr39" style:family="graphic" style:parent-style-name="objectwithoutfill">
      <style:graphic-properties draw:marker-end="Arrowheads_20_29" draw:marker-end-width="0.3cm" draw:fill="none" draw:textarea-vertical-align="middle"/>
    </style:style>
    <style:style style:name="gr40" style:family="graphic" style:parent-style-name="standard">
      <style:graphic-properties draw:fill-color="#d4ea6b" draw:textarea-horizontal-align="justify" draw:textarea-vertical-align="middle" draw:auto-grow-height="false" fo:min-height="3.56cm" fo:min-width="10.93cm"/>
    </style:style>
    <style:style style:name="gr41" style:family="graphic" style:parent-style-name="objectwithoutfill">
      <style:graphic-properties draw:marker-end="Arrowheads_20_30" draw:marker-end-width="0.3cm" draw:fill="none" draw:textarea-vertical-align="middle"/>
    </style:style>
    <style:style style:name="gr42" style:family="graphic" style:parent-style-name="objectwithoutfill">
      <style:graphic-properties draw:marker-end="Arrowheads_20_31" draw:marker-end-width="0.3cm" draw:fill="none" draw:textarea-vertical-align="middle"/>
    </style:style>
    <style:style style:name="gr43" style:family="graphic" style:parent-style-name="standard">
      <style:graphic-properties draw:fill-color="#5eb91e" draw:textarea-horizontal-align="justify" draw:textarea-vertical-align="middle" draw:auto-grow-height="false" fo:min-height="4.83cm" fo:min-width="7.845cm"/>
    </style:style>
    <style:style style:name="gr44" style:family="graphic" style:parent-style-name="standard">
      <style:graphic-properties draw:fill-color="#d4ea6b" draw:textarea-horizontal-align="justify" draw:textarea-vertical-align="middle" draw:auto-grow-height="false" fo:min-height="4.195cm" fo:min-width="5.533cm"/>
    </style:style>
    <style:style style:name="gr45" style:family="graphic" style:parent-style-name="standard">
      <style:graphic-properties draw:fill-color="#d4ea6b" draw:textarea-horizontal-align="justify" draw:textarea-vertical-align="middle" draw:auto-grow-height="false" fo:min-height="3.583cm" fo:min-width="5.851cm"/>
    </style:style>
    <style:style style:name="gr46" style:family="graphic" style:parent-style-name="standard">
      <style:graphic-properties draw:fill-color="#d4ea6b" draw:textarea-horizontal-align="justify" draw:textarea-vertical-align="middle" draw:auto-grow-height="false" fo:min-height="1.62cm" fo:min-width="6.972cm"/>
    </style:style>
    <style:style style:name="gr47" style:family="graphic" style:parent-style-name="objectwithoutfill">
      <style:graphic-properties draw:marker-end="Arrowheads_20_32" draw:marker-end-width="0.3cm" draw:fill="none" draw:textarea-vertical-align="middle"/>
    </style:style>
    <style:style style:name="gr48" style:family="graphic" style:parent-style-name="standard">
      <style:graphic-properties draw:fill-color="#ffa6a6" draw:textarea-horizontal-align="justify" draw:textarea-vertical-align="middle" draw:auto-grow-height="false" fo:min-height="2.926cm" fo:min-width="2.676cm"/>
    </style:style>
    <style:style style:name="gr49" style:family="graphic" style:parent-style-name="objectwithoutfill">
      <style:graphic-properties draw:marker-end="Arrowheads_20_33" draw:marker-end-width="0.3cm" draw:fill="none" draw:textarea-vertical-align="middle"/>
    </style:style>
    <style:style style:name="gr50" style:family="graphic" style:parent-style-name="standard">
      <style:graphic-properties draw:fill-color="#ffb66c" draw:textarea-horizontal-align="justify" draw:textarea-vertical-align="middle" draw:auto-grow-height="false" fo:min-height="3.243cm" fo:min-width="7.121cm"/>
    </style:style>
    <style:style style:name="gr51" style:family="graphic" style:parent-style-name="objectwithoutfill">
      <style:graphic-properties draw:marker-end="Arrowheads_20_34" draw:marker-end-width="0.3cm" draw:fill="none" draw:textarea-vertical-align="middle"/>
    </style:style>
    <style:style style:name="gr52" style:family="graphic" style:parent-style-name="standard">
      <style:graphic-properties draw:fill-color="#d4ea6b" draw:textarea-horizontal-align="justify" draw:textarea-vertical-align="middle" draw:auto-grow-height="false" fo:min-height="2.607cm" fo:min-width="5.235cm"/>
    </style:style>
    <style:style style:name="gr53" style:family="graphic" style:parent-style-name="standard">
      <style:graphic-properties draw:fill-color="#d4ea6b" draw:textarea-horizontal-align="justify" draw:textarea-vertical-align="middle" draw:auto-grow-height="false" fo:min-height="4.536cm" fo:min-width="6.823cm"/>
    </style:style>
    <style:style style:name="gr54" style:family="graphic" style:parent-style-name="standard">
      <style:graphic-properties draw:fill-color="#ffa6a6" draw:textarea-horizontal-align="justify" draw:textarea-vertical-align="middle" draw:auto-grow-height="false" fo:min-height="3.048cm" fo:min-width="2.798cm"/>
    </style:style>
    <style:style style:name="gr55" style:family="graphic" style:parent-style-name="objectwithoutfill">
      <style:graphic-properties draw:marker-end="Arrowheads_20_35" draw:marker-end-width="0.3cm" draw:fill="none" draw:textarea-vertical-align="middle"/>
    </style:style>
    <style:style style:name="gr56" style:family="graphic" style:parent-style-name="objectwithoutfill">
      <style:graphic-properties draw:marker-end="Arrowheads_20_36" draw:marker-end-width="0.3cm" draw:fill="none" draw:textarea-vertical-align="middle"/>
    </style:style>
    <style:style style:name="gr57" style:family="graphic" style:parent-style-name="objectwithoutfill">
      <style:graphic-properties draw:marker-end="Arrowheads_20_37" draw:marker-end-width="0.3cm" draw:fill="none" draw:textarea-vertical-align="middle"/>
    </style:style>
    <style:style style:name="gr58" style:family="graphic" style:parent-style-name="objectwithoutfill">
      <style:graphic-properties draw:marker-end="Arrowheads_20_38" draw:marker-end-width="0.3cm" draw:fill="none" draw:textarea-vertical-align="middle"/>
    </style:style>
    <style:style style:name="gr59" style:family="graphic" style:parent-style-name="objectwithoutfill">
      <style:graphic-properties draw:marker-end="Arrowheads_20_39" draw:marker-end-width="0.3cm" draw:fill="none" draw:textarea-vertical-align="middle"/>
    </style:style>
    <style:style style:name="gr60" style:family="graphic" style:parent-style-name="objectwithoutfill">
      <style:graphic-properties draw:marker-end="Arrowheads_20_40" draw:marker-end-width="0.3cm" draw:fill="none" draw:textarea-vertical-align="middle"/>
    </style:style>
    <style:style style:name="gr61" style:family="graphic" style:parent-style-name="standard">
      <style:graphic-properties draw:fill-color="#d4ea6b" draw:textarea-horizontal-align="justify" draw:textarea-vertical-align="middle" draw:auto-grow-height="false" fo:min-height="2.608cm" fo:min-width="4.58cm"/>
    </style:style>
    <style:style style:name="gr62" style:family="graphic" style:parent-style-name="objectwithoutfill">
      <style:graphic-properties draw:marker-end="Arrowheads_20_41" draw:marker-end-width="0.3cm" draw:fill="none" draw:textarea-vertical-align="middle"/>
    </style:style>
    <style:style style:name="gr63" style:family="graphic" style:parent-style-name="standard">
      <style:graphic-properties draw:fill-color="#f6f9d4" draw:textarea-horizontal-align="justify" draw:textarea-vertical-align="middle" draw:auto-grow-height="false" fo:min-height="2.89cm" fo:min-width="5.715cm"/>
    </style:style>
    <style:style style:name="gr64" style:family="graphic" style:parent-style-name="objectwithoutfill">
      <style:graphic-properties draw:marker-end="Arrowheads_20_42" draw:marker-end-width="0.3cm" draw:fill="none" draw:textarea-vertical-align="middle"/>
    </style:style>
    <style:style style:name="gr65" style:family="graphic" style:parent-style-name="objectwithoutfill">
      <style:graphic-properties draw:marker-end="Arrow" draw:marker-end-width="0.3cm" draw:fill="none" draw:textarea-vertical-align="middle"/>
    </style:style>
    <style:style style:name="gr6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 style:writing-mode="lr-tb"/>
      <style:text-properties fo:font-style="italic"/>
    </style:style>
    <style:style style:name="P6" style:family="paragraph">
      <style:paragraph-properties fo:text-align="end"/>
    </style:style>
    <style:style style:name="P7" style:family="paragraph">
      <style:paragraph-properties fo:text-align="end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style:paragraph-properties fo:text-align="start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18pt" fo:font-style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/>
    </style:style>
    <style:style style:name="T3" style:family="text">
      <style:text-properties style:text-position="0% 100%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0.0" draw:style-name="dp1" draw:master-page-name="Default">
        <draw:custom-shape draw:style-name="gr1" draw:text-style-name="P1" xml:id="id4" draw:id="id4" draw:layer="layout" svg:width="8.572cm" svg:height="4.763cm" svg:x="37.83cm" svg:y="7.032cm">
          <text:p text:style-name="P1">STATE: “TUNER”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938cm" svg:height="3.492cm" svg:x="38.147cm" svg:y="7.985cm">
          <text:p text:style-name="P2"><text:span text:style-name="T1">FS LEDs: selected preset blinks</text:span></text:p>
          <text:p text:style-name="P2"><text:span text:style-name="T1">Tuner LED 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8.572cm" svg:height="4.763cm" svg:x="36.437cm" svg:y="32.106cm">
          <text:p text:style-name="P1">STATE: “PLAY”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938cm" svg:height="3.492cm" svg:x="36.754cm" svg:y="33.059cm">
          <text:p text:style-name="P2"><text:span text:style-name="T1">FS LEDs: selected preset On, rest off. Tuner LED OFF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8.572cm" svg:height="4.763cm" svg:x="7.35cm" svg:y="27.987cm">
          <text:p text:style-name="P1">STATE: “EDIT”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938cm" svg:height="3.492cm" svg:x="7.667cm" svg:y="28.94cm">
          <text:p text:style-name="P2"><text:span text:style-name="T1">FS LEDs: preset being edited blinks. Tuner LED OFF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2.858cm" svg:height="1.27cm" svg:x="27.661cm" svg:y="29.892cm">
          <text:p text:style-name="P1">Boot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4.128cm" svg:height="2.858cm" svg:x="27.043cm" svg:y="13.7cm">
          <text:p text:style-name="P1">Recall</text:p>
          <text:p text:style-name="P1">Last</text:p>
          <text:p text:style-name="P1">Prese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29.09cm" svg:y1="29.892cm" svg:x2="29.113cm" svg:y2="27.67cm" draw:start-shape="id1" draw:start-glue-point="0" draw:end-shape="id2" draw:end-glue-point="2" svg:d="M29090 29892c0-1666 23-556 23-2222">
          <text:p/>
        </draw:connector>
        <draw:connector draw:style-name="gr6" draw:text-style-name="P3" draw:layer="layout" draw:type="curve" svg:x1="29.107cm" svg:y1="13.7cm" svg:x2="37.83cm" svg:y2="9.413cm" draw:start-shape="id3" draw:start-glue-point="0" draw:end-shape="id4" draw:end-glue-point="3" svg:d="M29107 13700c0-2858 2907-4287 8723-4287">
          <text:p/>
        </draw:connector>
        <draw:custom-shape draw:style-name="gr7" draw:text-style-name="P1" xml:id="id2" draw:id="id2" draw:layer="layout" svg:width="5.715cm" svg:height="2.858cm" svg:x="26.256cm" svg:y="24.812cm">
          <text:p text:style-name="P1">Restore</text:p>
          <text:p text:style-name="P1">EEPROM</text:p>
          <text:p text:style-name="P1">to RAM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29.113cm" svg:y1="24.812cm" svg:x2="29.098cm" svg:y2="22.59cm" draw:start-shape="id2" draw:start-glue-point="0" draw:end-shape="id5" draw:end-glue-point="2" svg:d="M29113 24812c0-1666-15-556-15-2222">
          <text:p/>
        </draw:connector>
        <draw:custom-shape draw:style-name="gr9" draw:text-style-name="P1" xml:id="id7" draw:id="id7" draw:layer="layout" svg:width="7.621cm" svg:height="3.493cm" svg:x="22.906cm" svg:y="32.75cm">
          <text:p text:style-name="P1">Save current bank to EEPROM</text:p>
          <text:p text:style-name="P1">(indicate to user somehow)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15.922cm" svg:y1="30.368cm" svg:x2="22.906cm" svg:y2="34.496cm" draw:start-shape="id6" draw:start-glue-point="1" draw:end-shape="id7" draw:end-glue-point="3" svg:d="M15922 30368c5238 0 1746 4128 6984 4128">
          <text:p text:style-name="P3">Push “STORE”</text:p>
        </draw:connector>
        <draw:connector draw:style-name="gr11" draw:text-style-name="P3" draw:layer="layout" draw:type="curve" svg:x1="30.527cm" svg:y1="34.496cm" svg:x2="36.437cm" svg:y2="34.487cm" draw:start-shape="id7" draw:start-glue-point="1" draw:end-shape="id8" draw:end-glue-point="3" svg:d="M30527 34496c4432 0 1478-9 5910-9">
          <text:p/>
        </draw:connector>
        <draw:custom-shape draw:style-name="gr12" draw:text-style-name="P1" xml:id="id9" draw:id="id9" draw:layer="layout" svg:width="5.08cm" svg:height="4.445cm" svg:x="4.492cm" svg:y="21.002cm">
          <text:p text:style-name="P1">Recall current bank from EEPROM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draw:line-skew="-1.074cm" svg:x1="7.35cm" svg:y1="30.368cm" svg:x2="4.492cm" svg:y2="23.224cm" draw:start-shape="id6" draw:start-glue-point="3" draw:end-shape="id9" draw:end-glue-point="3" svg:d="M7350 30368c-6649 0-5220-7144-2858-7144">
          <text:p text:style-name="P4">Push</text:p>
          <text:p text:style-name="P4">“EDIT”</text:p>
        </draw:connector>
        <draw:connector draw:style-name="gr14" draw:text-style-name="P3" draw:layer="layout" draw:type="curve" svg:x1="9.572cm" svg:y1="23.224cm" svg:x2="11.636cm" svg:y2="27.987cm" draw:start-shape="id9" draw:start-glue-point="1" draw:end-shape="id6" draw:end-glue-point="0" svg:d="M9572 23224c1376 0 2064 1587 2064 4763">
          <text:p/>
        </draw:connector>
        <draw:custom-shape draw:style-name="gr15" draw:text-style-name="P1" xml:id="id10" draw:id="id10" draw:layer="layout" svg:width="6.351cm" svg:height="2.858cm" svg:x="4.174cm" svg:y="37.194cm">
          <text:p text:style-name="P1">Toggle that loop</text:p>
          <text:p text:style-name="P1">ON / OFF</text:p>
          <text:p text:style-name="P1">in current bank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draw:type="curve" draw:line-skew="-0.994cm" svg:x1="7.35cm" svg:y1="30.368cm" svg:x2="4.174cm" svg:y2="38.623cm" draw:start-shape="id6" draw:start-glue-point="3" draw:end-shape="id10" draw:end-glue-point="3" svg:d="M7350 30368c-7008 0-5420 8255-3176 8255">
          <text:p text:style-name="P4">Push preset</text:p>
          <text:p text:style-name="P4">footswitch</text:p>
        </draw:connector>
        <draw:connector draw:style-name="gr17" draw:text-style-name="P3" draw:layer="layout" draw:type="curve" svg:x1="10.525cm" svg:y1="38.623cm" svg:x2="11.636cm" svg:y2="32.75cm" draw:start-shape="id10" draw:start-glue-point="1" draw:end-shape="id6" draw:end-glue-point="2" svg:d="M10525 38623c741 0 1111-1957 1111-5873">
          <text:p/>
        </draw:connector>
        <draw:custom-shape draw:style-name="gr18" draw:text-style-name="P1" xml:id="id12" draw:id="id12" draw:layer="layout" svg:width="11.43cm" svg:height="2.858cm" svg:x="64.182cm" svg:y="38.148cm">
          <text:p text:style-name="P1">“last preset” = “current preset”</text:p>
          <text:p text:style-name="P1">“current preset” = <text:s/>FS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curve" draw:line-skew="2.266cm" svg:x1="40.723cm" svg:y1="36.869cm" svg:x2="64.658cm" svg:y2="47.356cm" draw:start-shape="id8" draw:start-glue-point="2" draw:end-shape="id11" draw:end-glue-point="2" svg:d="M40723 36869c0 19881 23935 14637 23935 10487">
          <text:p text:style-name="P3">Push preset</text:p>
          <text:p text:style-name="P3">footswitch</text:p>
        </draw:connector>
        <draw:custom-shape draw:style-name="gr20" draw:text-style-name="P5" draw:layer="layout" svg:width="6.985cm" svg:height="1.588cm" svg:x="3.222cm" svg:y="3.222cm">
          <text:p text:style-name="P5"><text:span text:style-name="T2">func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11" draw:id="id11" draw:layer="layout" svg:width="5.398cm" svg:height="2.858cm" svg:x="61.959cm" svg:y="44.498cm">
          <text:p text:style-name="P1">Same preset</text:p>
          <text:p text:style-name="P1">as current?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curve" svg:x1="64.658cm" svg:y1="44.498cm" svg:x2="69.897cm" svg:y2="41.006cm" draw:start-shape="id11" draw:start-glue-point="0" draw:end-shape="id12" draw:end-glue-point="2" svg:d="M64658 44498c0-2619 5239-873 5239-3492">
          <text:p text:style-name="P3">NO</text:p>
        </draw:connector>
        <draw:custom-shape draw:style-name="gr23" draw:text-style-name="P1" xml:id="id13" draw:id="id13" draw:layer="layout" svg:width="9.525cm" svg:height="2.858cm" svg:x="54.022cm" svg:y="38.148cm">
          <text:p text:style-name="P1">Exchange “current preset” and “last preset”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curve" svg:x1="64.658cm" svg:y1="44.498cm" svg:x2="58.784cm" svg:y2="41.006cm" draw:start-shape="id11" draw:start-glue-point="0" draw:end-shape="id13" draw:end-glue-point="2" svg:d="M64658 44498c0-2619-5874-873-5874-3492">
          <text:p text:style-name="P3">YES</text:p>
        </draw:connector>
        <draw:custom-shape draw:style-name="gr25" draw:text-style-name="P1" xml:id="id15" draw:id="id15" draw:layer="layout" svg:width="5.398cm" svg:height="2.858cm" svg:x="61.645cm" svg:y="28.252cm">
          <text:p text:style-name="P1">Save “current preset” and “last preset” to EEPROM </text:p>
          <draw:enhanced-geometry svg:viewBox="0 0 21600 21600" draw:type="rectangle" draw:enhanced-path="M 0 0 L 21600 0 21600 21600 0 21600 0 0 Z N"/>
        </draw:custom-shape>
        <draw:connector draw:style-name="gr26" draw:text-style-name="P3" draw:layer="layout" draw:type="curve" svg:x1="69.897cm" svg:y1="38.148cm" svg:x2="64.341cm" svg:y2="35.29cm" draw:start-shape="id12" draw:start-glue-point="0" draw:end-shape="id14" draw:end-glue-point="2" svg:d="M69897 38148c0-2143-5556-715-5556-2858">
          <text:p/>
        </draw:connector>
        <draw:connector draw:style-name="gr27" draw:text-style-name="P3" draw:layer="layout" draw:type="curve" svg:x1="61.645cm" svg:y1="29.681cm" svg:x2="45.009cm" svg:y2="34.487cm" draw:start-shape="id15" draw:start-glue-point="3" draw:end-shape="id8" draw:end-glue-point="1" svg:d="M61645 29681c-12477 0-4159 4806-16636 4806">
          <text:p/>
        </draw:connector>
        <draw:custom-shape draw:style-name="gr28" draw:text-style-name="P1" xml:id="id14" draw:id="id14" draw:layer="layout" svg:width="7.938cm" svg:height="2.858cm" svg:x="60.372cm" svg:y="32.432cm">
          <text:p text:style-name="P1">Recall “current preset”</text:p>
          <draw:enhanced-geometry svg:viewBox="0 0 21600 21600" draw:type="rectangle" draw:enhanced-path="M 0 0 L 21600 0 21600 21600 0 21600 0 0 Z N"/>
        </draw:custom-shape>
        <draw:connector draw:style-name="gr29" draw:text-style-name="P3" draw:layer="layout" draw:type="curve" svg:x1="58.784cm" svg:y1="38.148cm" svg:x2="64.341cm" svg:y2="35.29cm" draw:start-shape="id13" draw:start-glue-point="0" draw:end-shape="id14" draw:end-glue-point="2" svg:d="M58784 38148c0-2143 5557-715 5557-2858">
          <text:p/>
        </draw:connector>
        <draw:connector draw:style-name="gr30" draw:text-style-name="P3" draw:layer="layout" draw:type="curve" svg:x1="64.341cm" svg:y1="32.432cm" svg:x2="64.344cm" svg:y2="31.11cm" draw:start-shape="id14" draw:start-glue-point="0" draw:end-shape="id15" draw:end-glue-point="2" svg:d="M64341 32432c0-991 3-331 3-1322">
          <text:p/>
        </draw:connector>
        <draw:custom-shape draw:style-name="gr31" draw:text-style-name="P1" xml:id="id5" draw:id="id5" draw:layer="layout" svg:width="7.937cm" svg:height="2.858cm" svg:x="25.13cm" svg:y="19.732cm">
          <text:p text:style-name="P1">Restore “current preset”</text:p>
          <text:p text:style-name="P1">and “last preset”</text:p>
          <draw:enhanced-geometry svg:viewBox="0 0 21600 21600" draw:type="rectangle" draw:enhanced-path="M 0 0 L 21600 0 21600 21600 0 21600 0 0 Z N"/>
        </draw:custom-shape>
        <draw:connector draw:style-name="gr32" draw:text-style-name="P3" draw:layer="layout" draw:type="curve" svg:x1="29.098cm" svg:y1="19.732cm" svg:x2="29.107cm" svg:y2="16.558cm" draw:start-shape="id5" draw:start-glue-point="0" draw:end-shape="id3" draw:end-glue-point="2" svg:d="M29098 19732c0-2380 9-794 9-3174">
          <text:p/>
        </draw:connector>
        <draw:connector draw:style-name="gr33" draw:text-style-name="P1" draw:layer="layout" draw:type="curve" draw:line-skew="2.902cm" svg:x1="40.723cm" svg:y1="36.869cm" svg:x2="11.636cm" svg:y2="32.75cm" draw:start-shape="id8" draw:start-glue-point="2" draw:end-shape="id6" draw:end-glue-point="2" svg:d="M40723 36869c0 5103-29087 7162-29087-4119">
          <text:p text:style-name="P3">Push “EDIT”</text:p>
          <text:p text:style-name="P3">button</text:p>
        </draw:connector>
        <draw:custom-shape draw:style-name="gr34" draw:text-style-name="P5" draw:layer="layout" svg:width="6.984cm" svg:height="1.588cm" svg:x="3.223cm" svg:y="5.127cm">
          <text:p text:style-name="P5"><text:span text:style-name="T2">Optional function</text:span></text:p>
          <draw:enhanced-geometry svg:viewBox="0 0 21600 21600" draw:type="rectangle" draw:enhanced-path="M 0 0 L 21600 0 21600 21600 0 21600 0 0 Z N"/>
        </draw:custom-shape>
        <draw:connector draw:style-name="gr35" draw:text-style-name="P1" draw:layer="layout" draw:type="curve" svg:x1="40.723cm" svg:y1="32.106cm" svg:x2="42.116cm" svg:y2="20.367cm" draw:start-shape="id8" draw:start-glue-point="0" draw:end-shape="id16" draw:end-glue-point="2" svg:d="M40723 32106c0-8805 1393-2936 1393-11739">
          <text:p text:style-name="P3">Push</text:p>
          <text:p text:style-name="P3">“TUNER”</text:p>
        </draw:connector>
        <draw:custom-shape draw:style-name="gr28" draw:text-style-name="P1" xml:id="id16" draw:id="id16" draw:layer="layout" svg:width="7.938cm" svg:height="2.858cm" svg:x="38.147cm" svg:y="17.509cm">
          <text:p text:style-name="P1">Set MUTE relay ON</text:p>
          <draw:enhanced-geometry svg:viewBox="0 0 21600 21600" draw:type="rectangle" draw:enhanced-path="M 0 0 L 21600 0 21600 21600 0 21600 0 0 Z N"/>
        </draw:custom-shape>
        <draw:connector draw:style-name="gr36" draw:text-style-name="P3" draw:layer="layout" draw:type="curve" svg:x1="42.116cm" svg:y1="17.509cm" svg:x2="42.116cm" svg:y2="11.795cm" draw:start-shape="id16" draw:start-glue-point="0" draw:end-shape="id4" draw:end-glue-point="2" svg:d="M42116 17509v-5714">
          <text:p/>
        </draw:connector>
        <draw:connector draw:style-name="gr37" draw:text-style-name="P7" draw:layer="layout" draw:type="curve" svg:x1="46.402cm" svg:y1="9.413cm" svg:x2="50.371cm" svg:y2="22.907cm" draw:start-shape="id4" draw:start-glue-point="1" draw:end-shape="id17" draw:end-glue-point="0" svg:d="M46402 9413c2646 0 3969 4498 3969 13494">
          <text:p text:style-name="P6">Press</text:p>
          <text:p text:style-name="P6">“TUNER”</text:p>
        </draw:connector>
        <draw:custom-shape draw:style-name="gr28" draw:text-style-name="P1" xml:id="id17" draw:id="id17" draw:layer="layout" svg:width="7.938cm" svg:height="2.858cm" svg:x="46.402cm" svg:y="22.907cm">
          <text:p text:style-name="P1">Set MUTE relay OFF</text:p>
          <draw:enhanced-geometry svg:viewBox="0 0 21600 21600" draw:type="rectangle" draw:enhanced-path="M 0 0 L 21600 0 21600 21600 0 21600 0 0 Z N"/>
        </draw:custom-shape>
        <draw:custom-shape draw:style-name="gr28" draw:text-style-name="P1" xml:id="id18" draw:id="id18" draw:layer="layout" svg:width="7.938cm" svg:height="2.858cm" svg:x="55.292cm" svg:y="19.732cm">
          <text:p text:style-name="P1">Recall “current preset”</text:p>
          <draw:enhanced-geometry svg:viewBox="0 0 21600 21600" draw:type="rectangle" draw:enhanced-path="M 0 0 L 21600 0 21600 21600 0 21600 0 0 Z N"/>
        </draw:custom-shape>
        <draw:connector draw:style-name="gr38" draw:text-style-name="P3" draw:layer="layout" draw:type="curve" svg:x1="50.371cm" svg:y1="25.765cm" svg:x2="45.009cm" svg:y2="34.487cm" draw:start-shape="id17" draw:start-glue-point="2" draw:end-shape="id8" draw:end-glue-point="1" svg:d="M50371 25765c0 5815-1787 8722-5362 8722">
          <text:p/>
        </draw:connector>
        <draw:connector draw:style-name="gr39" draw:text-style-name="P3" draw:layer="layout" draw:type="curve" svg:x1="59.261cm" svg:y1="22.59cm" svg:x2="45.009cm" svg:y2="34.487cm" draw:start-shape="id18" draw:start-glue-point="2" draw:end-shape="id8" draw:end-glue-point="1" svg:d="M59261 22590c0 7932-4750 11897-14252 11897">
          <text:p/>
        </draw:connector>
        <draw:custom-shape draw:style-name="gr40" draw:text-style-name="P1" xml:id="id19" draw:id="id19" draw:layer="layout" svg:width="11.43cm" svg:height="3.81cm" svg:x="53.535cm" svg:y="13.982cm">
          <text:p text:style-name="P1">“last preset” = “current preset”</text:p>
          <text:p text:style-name="P1">“current preset” = <text:s/>FS</text:p>
          <draw:enhanced-geometry svg:viewBox="0 0 21600 21600" draw:type="rectangle" draw:enhanced-path="M 0 0 L 21600 0 21600 21600 0 21600 0 0 Z N"/>
        </draw:custom-shape>
        <draw:connector draw:style-name="gr41" draw:text-style-name="P3" draw:layer="layout" draw:type="curve" svg:x1="59.25cm" svg:y1="17.792cm" svg:x2="59.261cm" svg:y2="19.732cm" draw:start-shape="id19" draw:start-glue-point="2" draw:end-shape="id18" draw:end-glue-point="0" svg:d="M59250 17792c0 1455 11 485 11 1940">
          <text:p/>
        </draw:connector>
        <draw:connector draw:style-name="gr42" draw:text-style-name="P7" draw:layer="layout" draw:type="curve" svg:x1="46.402cm" svg:y1="9.413cm" svg:x2="59.25cm" svg:y2="13.982cm" draw:start-shape="id4" draw:start-glue-point="1" draw:end-shape="id19" draw:end-glue-point="0" svg:d="M46402 9413c8566 0 12848 1523 12848 4569">
          <text:p text:style-name="P6">Press</text:p>
          <text:p text:style-name="P6">preset FS</text:p>
        </draw:connector>
      </draw:page>
      <draw:page draw:name="v0.2" draw:style-name="dp1" draw:master-page-name="Default">
        <draw:custom-shape draw:style-name="gr1" draw:text-style-name="P1" xml:id="id36" draw:id="id36" draw:layer="layout" svg:width="8.572cm" svg:height="4.763cm" svg:x="52.352cm" svg:y="16.875cm">
          <text:p text:style-name="P1">STATE: “TUNER”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938cm" svg:height="3.492cm" svg:x="52.669cm" svg:y="17.828cm">
          <text:p text:style-name="P2"><text:span text:style-name="T1">FS LEDs: selected preset blinks</text:span></text:p>
          <text:p text:style-name="P2"><text:span text:style-name="T1">Tuner LED 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8.572cm" svg:height="4.763cm" svg:x="52.299cm" svg:y="40.053cm">
          <text:p text:style-name="P1">STATE: “PLAY”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938cm" svg:height="3.492cm" svg:x="52.616cm" svg:y="41.006cm">
          <text:p text:style-name="P2"><text:span text:style-name="T1">FS LEDs: selected preset On, rest off. Tuner LED OFF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8.572cm" svg:height="4.763cm" svg:x="26.972cm" svg:y="40.03cm">
          <text:p text:style-name="P1">STATE: “EDIT”</text:p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7.938cm" svg:height="3.492cm" svg:x="27.289cm" svg:y="40.983cm">
          <text:p text:style-name="P2"><text:span text:style-name="T1">FS LEDs: preset being edited blinks. Tuner LED OFF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0" draw:id="id20" draw:layer="layout" svg:width="2.858cm" svg:height="1.27cm" svg:x="2.05cm" svg:y="20.367cm">
          <text:p text:style-name="P1">Boo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curve" svg:x1="4.908cm" svg:y1="21.002cm" svg:x2="6.6cm" svg:y2="21.002cm" draw:start-shape="id20" draw:start-glue-point="1" draw:end-shape="id21" draw:end-glue-point="5" svg:d="M4908 21002h1692">
          <text:p/>
        </draw:connector>
        <draw:connector draw:style-name="gr6" draw:text-style-name="P3" draw:layer="layout" draw:type="curve" svg:x1="44.415cm" svg:y1="19.271cm" svg:x2="46.209cm" svg:y2="19.262cm" draw:start-shape="id22" draw:start-glue-point="1" draw:end-shape="id23" draw:end-glue-point="3" svg:d="M44415 19271c1345 0 449-9 1794-9">
          <text:p/>
        </draw:connector>
        <draw:connector draw:style-name="gr8" draw:text-style-name="P3" draw:layer="layout" draw:type="curve" svg:x1="35.947cm" svg:y1="19.244cm" svg:x2="38.2cm" svg:y2="19.271cm" draw:start-shape="id24" draw:end-shape="id22" draw:end-glue-point="3" svg:d="M35947 19244c1689 0 563 27 2253 27">
          <text:p/>
        </draw:connector>
        <draw:custom-shape draw:style-name="gr43" draw:text-style-name="P1" xml:id="id26" draw:id="id26" draw:layer="layout" svg:width="8.345cm" svg:height="5.08cm" svg:x="42.14cm" svg:y="39.875cm">
          <text:p text:style-name="P1">Save “preset definition” to EEPROM</text:p>
          <text:p text:style-name="P1">(indicate to user somehow, perhaps a double blink)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35.544cm" svg:y1="42.411cm" svg:x2="42.14cm" svg:y2="42.415cm" draw:start-shape="id25" draw:start-glue-point="1" draw:end-shape="id26" draw:end-glue-point="3" svg:d="M35544 42411c4947 0 1649 4 6596 4">
          <text:p text:style-name="P3">Push</text:p>
          <text:p text:style-name="P3">“STORE”</text:p>
          <text:p text:style-name="P3">button</text:p>
        </draw:connector>
        <draw:connector draw:style-name="gr11" draw:text-style-name="P3" draw:layer="layout" draw:type="curve" svg:x1="50.485cm" svg:y1="42.415cm" svg:x2="52.299cm" svg:y2="42.434cm" draw:start-shape="id26" draw:start-glue-point="1" draw:end-shape="id27" draw:end-glue-point="3" svg:d="M50485 42415c1360 0 454 19 1814 19">
          <text:p/>
        </draw:connector>
        <draw:custom-shape draw:style-name="gr44" draw:text-style-name="P1" xml:id="id28" draw:id="id28" draw:layer="layout" svg:width="6.033cm" svg:height="4.445cm" svg:x="23.407cm" svg:y="33.045cm">
          <text:p text:style-name="P1">Recall current bank from EEPROM (discard changes)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draw:line-skew="-1.074cm" svg:x1="26.972cm" svg:y1="42.411cm" svg:x2="23.407cm" svg:y2="35.267cm" draw:start-shape="id25" draw:start-glue-point="3" draw:end-shape="id28" draw:end-glue-point="3" svg:d="M26972 42411c-7711 0-5929-7144-3565-7144">
          <text:p text:style-name="P4">Push</text:p>
          <text:p text:style-name="P4">“EDIT”</text:p>
        </draw:connector>
        <draw:connector draw:style-name="gr14" draw:text-style-name="P3" draw:layer="layout" draw:type="curve" svg:x1="29.44cm" svg:y1="35.267cm" svg:x2="31.258cm" svg:y2="40.03cm" draw:start-shape="id28" draw:start-glue-point="1" draw:end-shape="id25" draw:end-glue-point="0" svg:d="M29440 35267c1212 0 1818 1587 1818 4763">
          <text:p/>
        </draw:connector>
        <draw:custom-shape draw:style-name="gr45" draw:text-style-name="P1" xml:id="id29" draw:id="id29" draw:layer="layout" svg:width="6.351cm" svg:height="3.833cm" svg:x="23.225cm" svg:y="48.537cm">
          <text:p text:style-name="P1">Toggle that loop</text:p>
          <text:p text:style-name="P1">ON / OFF</text:p>
          <text:p text:style-name="P1">in current preset</text:p>
          <text:p text:style-name="P1">(edit preset)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draw:type="curve" draw:line-skew="-0.994cm" svg:x1="26.972cm" svg:y1="42.411cm" svg:x2="23.225cm" svg:y2="50.453cm" draw:start-shape="id25" draw:start-glue-point="3" draw:end-shape="id29" draw:end-glue-point="3" svg:d="M26972 42411c-7864 0-5991 8042-3747 8042">
          <text:p text:style-name="P4">Push preset</text:p>
          <text:p text:style-name="P4">footswitch FSx</text:p>
        </draw:connector>
        <draw:connector draw:style-name="gr17" draw:text-style-name="P3" draw:layer="layout" draw:type="curve" svg:x1="26.4cm" svg:y1="52.37cm" svg:x2="28.14cm" svg:y2="55.598cm" draw:start-shape="id29" draw:start-glue-point="2" draw:end-shape="id30" draw:end-glue-point="3" svg:d="M26400 52370c0 2152 580 3228 1740 3228">
          <text:p/>
        </draw:connector>
        <draw:custom-shape draw:style-name="gr18" draw:text-style-name="P1" xml:id="id32" draw:id="id32" draw:layer="layout" svg:width="11.43cm" svg:height="2.858cm" svg:x="86.781cm" svg:y="59.279cm">
          <text:p text:style-name="P1">“current preset” = <text:s/>FS<text:span text:style-name="T3">x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curve" svg:x1="56.585cm" svg:y1="44.816cm" svg:x2="63.547cm" svg:y2="60.689cm" draw:start-shape="id27" draw:start-glue-point="2" draw:end-shape="id31" draw:end-glue-point="5" svg:d="M56585 44816c0 10582 2320 15873 6962 15873">
          <text:p text:style-name="P3">Push preset</text:p>
          <text:p text:style-name="P3">footswitch FSx</text:p>
          <text:p text:style-name="P3"/>
        </draw:connector>
        <draw:custom-shape draw:style-name="gr20" draw:text-style-name="P5" draw:layer="layout" svg:width="6.985cm" svg:height="1.588cm" svg:x="4.762cm" svg:y="4.492cm">
          <text:p text:style-name="P5"><text:span text:style-name="T2">function</text:span></text:p>
          <draw:enhanced-geometry svg:viewBox="0 0 21600 21600" draw:type="rectangle" draw:enhanced-path="M 0 0 L 21600 0 21600 21600 0 21600 0 0 Z N"/>
        </draw:custom-shape>
        <draw:connector draw:style-name="gr26" draw:text-style-name="P3" draw:layer="layout" draw:type="curve" svg:x1="92.496cm" svg:y1="59.279cm" svg:x2="92.501cm" svg:y2="44.827cm" draw:start-shape="id32" draw:start-glue-point="0" draw:end-shape="id33" draw:end-glue-point="2" svg:d="M92496 59279c0-10839 5-3613 5-14452">
          <text:p/>
        </draw:connector>
        <draw:connector draw:style-name="gr27" draw:text-style-name="P3" draw:layer="layout" draw:type="curve" svg:x1="88.532cm" svg:y1="43.398cm" svg:x2="69.269cm" svg:y2="45.54cm" draw:start-shape="id33" draw:end-shape="id34" draw:end-glue-point="1" svg:d="M88532 43398c-14446 0-4815 2142-19263 2142">
          <text:p/>
        </draw:connector>
        <draw:custom-shape draw:style-name="gr28" draw:text-style-name="P1" xml:id="id33" draw:id="id33" draw:layer="layout" svg:width="7.938cm" svg:height="2.858cm" svg:x="88.532cm" svg:y="41.969cm">
          <text:p text:style-name="P1">Recall “current preset”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curve" draw:line-skew="4.778cm" svg:x1="56.585cm" svg:y1="44.816cm" svg:x2="31.258cm" svg:y2="44.793cm" draw:start-shape="id27" draw:start-glue-point="2" draw:end-shape="id25" draw:end-glue-point="2" svg:d="M56585 44816c0 7917-25327 7928-25327-23">
          <text:p text:style-name="P3">Push “EDIT”</text:p>
          <text:p text:style-name="P3">button</text:p>
        </draw:connector>
        <draw:connector draw:style-name="gr35" draw:text-style-name="P1" draw:layer="layout" draw:type="curve" svg:x1="56.585cm" svg:y1="40.053cm" svg:x2="56.638cm" svg:y2="30.21cm" draw:start-shape="id27" draw:start-glue-point="0" draw:end-shape="id35" draw:end-glue-point="2" svg:d="M56585 40053c0-7383 53-2462 53-9843">
          <text:p text:style-name="P3">Push</text:p>
          <text:p text:style-name="P3">“TUNER”</text:p>
        </draw:connector>
        <draw:custom-shape draw:style-name="gr28" draw:text-style-name="P1" xml:id="id35" draw:id="id35" draw:layer="layout" svg:width="7.938cm" svg:height="2.858cm" svg:x="52.669cm" svg:y="27.352cm">
          <text:p text:style-name="P1">Set MUTE relay ON</text:p>
          <draw:enhanced-geometry svg:viewBox="0 0 21600 21600" draw:type="rectangle" draw:enhanced-path="M 0 0 L 21600 0 21600 21600 0 21600 0 0 Z N"/>
        </draw:custom-shape>
        <draw:connector draw:style-name="gr36" draw:text-style-name="P3" draw:layer="layout" draw:type="curve" svg:x1="56.638cm" svg:y1="27.352cm" svg:x2="56.638cm" svg:y2="21.638cm" draw:start-shape="id35" draw:start-glue-point="0" draw:end-shape="id36" draw:end-glue-point="2" svg:d="M56638 27352v-5714">
          <text:p/>
        </draw:connector>
        <draw:connector draw:style-name="gr37" draw:text-style-name="P7" draw:layer="layout" draw:type="curve" svg:x1="60.924cm" svg:y1="19.256cm" svg:x2="66.098cm" svg:y2="33.69cm" draw:start-shape="id36" draw:start-glue-point="1" draw:end-shape="id37" draw:end-glue-point="0" svg:d="M60924 19256c3450 0 5174 4811 5174 14434">
          <text:p text:style-name="P6">Push</text:p>
          <text:p text:style-name="P6">“TUNER”</text:p>
          <text:p text:style-name="P6">footswitch</text:p>
        </draw:connector>
        <draw:custom-shape draw:style-name="gr28" draw:text-style-name="P1" xml:id="id37" draw:id="id37" draw:layer="layout" svg:width="7.938cm" svg:height="2.858cm" svg:x="62.129cm" svg:y="33.69cm">
          <text:p text:style-name="P1">Set MUTE relay OFF</text:p>
          <draw:enhanced-geometry svg:viewBox="0 0 21600 21600" draw:type="rectangle" draw:enhanced-path="M 0 0 L 21600 0 21600 21600 0 21600 0 0 Z N"/>
        </draw:custom-shape>
        <draw:custom-shape draw:style-name="gr28" draw:text-style-name="P1" xml:id="id38" draw:id="id38" draw:layer="layout" svg:width="7.938cm" svg:height="2.858cm" svg:x="70.714cm" svg:y="29.575cm">
          <text:p text:style-name="P1">Recall “current preset”</text:p>
          <draw:enhanced-geometry svg:viewBox="0 0 21600 21600" draw:type="rectangle" draw:enhanced-path="M 0 0 L 21600 0 21600 21600 0 21600 0 0 Z N"/>
        </draw:custom-shape>
        <draw:connector draw:style-name="gr38" draw:text-style-name="P3" draw:layer="layout" draw:type="curve" svg:x1="66.098cm" svg:y1="36.548cm" svg:x2="60.871cm" svg:y2="42.434cm" draw:start-shape="id37" draw:start-glue-point="2" draw:end-shape="id27" draw:end-glue-point="1" svg:d="M66098 36548c0 3924-1742 5886-5227 5886">
          <text:p/>
        </draw:connector>
        <draw:connector draw:style-name="gr39" draw:text-style-name="P3" draw:layer="layout" draw:type="curve" svg:x1="74.683cm" svg:y1="32.433cm" svg:x2="70.067cm" svg:y2="35.119cm" draw:start-shape="id38" draw:start-glue-point="2" draw:end-shape="id37" draw:end-glue-point="1" svg:d="M74683 32433c0 1791-1538 2686-4616 2686">
          <text:p/>
        </draw:connector>
        <draw:custom-shape draw:style-name="gr46" draw:text-style-name="P1" xml:id="id39" draw:id="id39" draw:layer="layout" svg:width="7.472cm" svg:height="1.87cm" svg:x="70.927cm" svg:y="25.149cm">
          <text:p text:style-name="P1">“current preset” = <text:s/>FSx</text:p>
          <draw:enhanced-geometry svg:viewBox="0 0 21600 21600" draw:type="rectangle" draw:enhanced-path="M 0 0 L 21600 0 21600 21600 0 21600 0 0 Z N"/>
        </draw:custom-shape>
        <draw:connector draw:style-name="gr41" draw:text-style-name="P3" draw:layer="layout" draw:type="curve" svg:x1="74.663cm" svg:y1="27.019cm" svg:x2="74.683cm" svg:y2="29.575cm" draw:start-shape="id39" draw:start-glue-point="2" draw:end-shape="id38" draw:end-glue-point="0" svg:d="M74663 27019c0 1917 20 639 20 2556">
          <text:p/>
        </draw:connector>
        <draw:connector draw:style-name="gr42" draw:text-style-name="P7" draw:layer="layout" draw:type="curve" svg:x1="60.924cm" svg:y1="19.256cm" svg:x2="74.663cm" svg:y2="25.149cm" draw:start-shape="id36" draw:start-glue-point="1" draw:end-shape="id39" draw:end-glue-point="0" svg:d="M60924 19256c9160 0 13739 1964 13739 5893">
          <text:p text:style-name="P6">Push preset</text:p>
          <text:p text:style-name="P6">footswitch FSx</text:p>
        </draw:connector>
        <draw:custom-shape draw:style-name="gr4" draw:text-style-name="P1" xml:id="id23" draw:id="id23" draw:layer="layout" svg:width="4.128cm" svg:height="2.858cm" svg:x="46.209cm" svg:y="17.833cm">
          <text:p text:style-name="P1">Recall “current preset”</text:p>
          <draw:enhanced-geometry svg:viewBox="0 0 21600 21600" draw:type="rectangle" draw:enhanced-path="M 0 0 L 21600 0 21600 21600 0 21600 0 0 Z N"/>
        </draw:custom-shape>
        <draw:connector draw:style-name="gr47" draw:text-style-name="P3" draw:layer="layout" draw:type="curve" svg:x1="50.337cm" svg:y1="19.262cm" svg:x2="52.352cm" svg:y2="19.256cm" draw:start-shape="id23" draw:start-glue-point="1" draw:end-shape="id36" draw:end-glue-point="3" svg:d="M50337 19262c1512 0 505-6 2015-6">
          <text:p/>
        </draw:connector>
        <draw:custom-shape draw:style-name="gr48" draw:text-style-name="P1" xml:id="id21" draw:id="id21" draw:layer="layout" svg:width="6.35cm" svg:height="6.35cm" svg:x="6.6cm" svg:y="17.827cm">
          <text:p text:style-name="P1">“TUNER” push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2" draw:layer="layout" draw:type="curve" svg:x1="9.775cm" svg:y1="17.827cm" svg:x2="18.008cm" svg:y2="13.313cm" draw:start-shape="id21" draw:start-glue-point="4" draw:end-shape="id40" draw:end-glue-point="3" svg:d="M9775 17827c0-3010 2744-4514 8233-4514">
          <text:p text:style-name="P4">NO</text:p>
        </draw:connector>
        <draw:custom-shape draw:style-name="gr50" draw:text-style-name="P1" xml:id="id42" draw:id="id42" draw:layer="layout" svg:width="7.621cm" svg:height="3.493cm" svg:x="26.034cm" svg:y="25.447cm">
          <text:p text:style-name="P1">Go to “SIMPLE” mode where each FS toggles its corresponding loop</text:p>
          <draw:enhanced-geometry svg:viewBox="0 0 21600 21600" draw:type="rectangle" draw:enhanced-path="M 0 0 L 21600 0 21600 21600 0 21600 0 0 Z N"/>
        </draw:custom-shape>
        <draw:connector draw:style-name="gr51" draw:text-style-name="P2" draw:layer="layout" draw:type="curve" svg:x1="20.859cm" svg:y1="22.571cm" svg:x2="26.034cm" svg:y2="27.193cm" draw:start-shape="id41" draw:start-glue-point="6" draw:end-shape="id42" draw:end-glue-point="3" svg:d="M20859 22571c0 3082 1725 4622 5175 4622">
          <text:p text:style-name="P4">“SIMPLE”<text:line-break/>mode</text:p>
        </draw:connector>
        <draw:custom-shape draw:style-name="gr52" draw:text-style-name="P1" xml:id="id40" draw:id="id40" draw:layer="layout" svg:width="5.735cm" svg:height="2.857cm" svg:x="18.008cm" svg:y="11.885cm">
          <text:p text:style-name="P1">Read “mode” from EEPROM</text:p>
          <draw:enhanced-geometry svg:viewBox="0 0 21600 21600" draw:type="rectangle" draw:enhanced-path="M 0 0 L 21600 0 21600 21600 0 21600 0 0 Z N"/>
        </draw:custom-shape>
        <draw:custom-shape draw:style-name="gr53" draw:text-style-name="P1" xml:id="id24" draw:id="id24" draw:layer="layout" svg:width="7.323cm" svg:height="4.786cm" svg:x="28.624cm" svg:y="16.851cm">
          <text:p text:style-name="P1">Restore</text:p>
          <text:p text:style-name="P1">EEPROM</text:p>
          <text:p text:style-name="P1">to RAM</text:p>
          <text:p text:style-name="P1">(fills up all banks data + “current bank” and “current preset”)</text:p>
          <draw:enhanced-geometry svg:viewBox="0 0 21600 21600" draw:type="rectangle" draw:enhanced-path="M 0 0 L 21600 0 21600 21600 0 21600 0 0 Z N"/>
        </draw:custom-shape>
        <draw:custom-shape draw:style-name="gr54" draw:text-style-name="P1" xml:id="id41" draw:id="id41" draw:layer="layout" svg:width="6.594cm" svg:height="6.594cm" svg:x="17.562cm" svg:y="15.977cm">
          <text:p text:style-name="P1">“SIMPLE” mod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5" draw:text-style-name="P3" draw:layer="layout" draw:type="curve" svg:x1="20.875cm" svg:y1="14.742cm" svg:x2="20.859cm" svg:y2="15.977cm" draw:start-shape="id40" draw:start-glue-point="2" draw:end-shape="id41" draw:end-glue-point="4" svg:d="M20875 14742c0 925-16 308-16 1235">
          <text:p/>
        </draw:connector>
        <draw:connector draw:style-name="gr56" draw:text-style-name="P1" draw:layer="layout" draw:type="curve" svg:x1="24.156cm" svg:y1="19.274cm" svg:x2="28.624cm" svg:y2="19.244cm" draw:start-shape="id41" draw:start-glue-point="7" draw:end-shape="id24" draw:end-glue-point="3" svg:d="M24156 19274c3351 0 1117-30 4468-30">
          <text:p text:style-name="P3">“PROGRAM”<text:line-break/>mode</text:p>
        </draw:connector>
        <draw:custom-shape draw:style-name="gr52" draw:text-style-name="P1" xml:id="id43" draw:id="id43" draw:layer="layout" svg:width="5.735cm" svg:height="2.857cm" svg:x="6.902cm" svg:y="26.517cm">
          <text:p text:style-name="P1">Toggle “mode” in EEPROM</text:p>
          <draw:enhanced-geometry svg:viewBox="0 0 21600 21600" draw:type="rectangle" draw:enhanced-path="M 0 0 L 21600 0 21600 21600 0 21600 0 0 Z N"/>
        </draw:custom-shape>
        <draw:connector draw:style-name="gr57" draw:text-style-name="P1" draw:layer="layout" draw:type="curve" svg:x1="9.775cm" svg:y1="24.177cm" svg:x2="9.769cm" svg:y2="26.517cm" draw:start-shape="id21" draw:start-glue-point="6" draw:end-shape="id43" svg:d="M9775 24177c0 1755-6 585-6 2340">
          <text:p text:style-name="P3">YES</text:p>
        </draw:connector>
        <draw:connector draw:style-name="gr58" draw:text-style-name="P3" draw:layer="layout" draw:type="curve" svg:x1="12.637cm" svg:y1="27.945cm" svg:x2="18.008cm" svg:y2="13.313cm" draw:start-shape="id43" draw:start-glue-point="1" draw:end-shape="id40" draw:end-glue-point="3" svg:d="M12637 27945c4027 0 1342-14632 5371-14632">
          <text:p/>
        </draw:connector>
        <draw:custom-shape draw:style-name="gr48" draw:text-style-name="P1" xml:id="id31" draw:id="id31" draw:layer="layout" svg:width="6.35cm" svg:height="6.35cm" svg:x="63.547cm" svg:y="57.514cm">
          <text:p text:style-name="P1">FSx == “current preset”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9" draw:text-style-name="P1" draw:layer="layout" draw:type="curve" svg:x1="69.897cm" svg:y1="60.689cm" svg:x2="76.748cm" svg:y2="60.69cm" draw:start-shape="id31" draw:start-glue-point="7" draw:end-shape="id44" draw:end-glue-point="5" svg:d="M69897 60689c5139 0 1714 1 6851 1">
          <text:p text:style-name="P3">NO</text:p>
        </draw:connector>
        <draw:connector draw:style-name="gr60" draw:text-style-name="P1" draw:layer="layout" draw:type="curve" svg:x1="66.722cm" svg:y1="57.514cm" svg:x2="66.729cm" svg:y2="46.969cm" draw:start-shape="id31" draw:start-glue-point="4" draw:end-shape="id34" draw:end-glue-point="2" svg:d="M66722 57514c0-7908 7-2636 7-10545">
          <text:p text:style-name="P3">YES</text:p>
        </draw:connector>
        <draw:custom-shape draw:style-name="gr48" draw:text-style-name="P1" draw:layer="layout" svg:width="6.35cm" svg:height="6.35cm" svg:x="6.601cm" svg:y="17.828cm">
          <text:p text:style-name="P1">“TUNER” push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1" xml:id="id34" draw:id="id34" draw:layer="layout" svg:width="5.08cm" svg:height="2.858cm" svg:x="64.189cm" svg:y="44.111cm">
          <text:p text:style-name="P1">Wait for FS</text:p>
          <text:p text:style-name="P1">release</text:p>
          <draw:enhanced-geometry svg:viewBox="0 0 21600 21600" draw:type="rectangle" draw:enhanced-path="M 0 0 L 21600 0 21600 21600 0 21600 0 0 Z N"/>
        </draw:custom-shape>
        <draw:connector draw:style-name="gr62" draw:text-style-name="P3" draw:layer="layout" draw:type="curve" svg:x1="66.729cm" svg:y1="44.111cm" svg:x2="60.871cm" svg:y2="42.434cm" draw:start-shape="id34" draw:start-glue-point="0" draw:end-shape="id27" draw:end-glue-point="1" svg:d="M66729 44111c0-1118-1952-1677-5858-1677">
          <text:p/>
        </draw:connector>
        <draw:custom-shape draw:style-name="gr63" draw:text-style-name="P1" xml:id="id22" draw:id="id22" draw:layer="layout" svg:width="6.215cm" svg:height="3.14cm" svg:x="38.2cm" svg:y="17.701cm">
          <text:p text:style-name="P1">“current preset” = 0</text:p>
          <draw:enhanced-geometry svg:viewBox="0 0 21600 21600" draw:type="rectangle" draw:enhanced-path="M 0 0 L 21600 0 21600 21600 0 21600 0 0 Z N"/>
        </draw:custom-shape>
        <draw:custom-shape draw:style-name="gr45" draw:text-style-name="P1" xml:id="id30" draw:id="id30" draw:layer="layout" svg:width="6.351cm" svg:height="3.833cm" svg:x="28.14cm" svg:y="53.682cm">
          <text:p text:style-name="P1">Recall “current preset”</text:p>
          <draw:enhanced-geometry svg:viewBox="0 0 21600 21600" draw:type="rectangle" draw:enhanced-path="M 0 0 L 21600 0 21600 21600 0 21600 0 0 Z N"/>
        </draw:custom-shape>
        <draw:connector draw:style-name="gr64" draw:text-style-name="P3" draw:layer="layout" draw:type="curve" svg:x1="31.315cm" svg:y1="53.682cm" svg:x2="31.258cm" svg:y2="44.475cm" draw:start-shape="id30" draw:start-glue-point="0" draw:end-shape="id45" draw:end-glue-point="2" svg:d="M31315 53682c0-6906-57-2303-57-9207">
          <text:p/>
        </draw:connector>
        <draw:custom-shape draw:style-name="gr48" draw:text-style-name="P1" xml:id="id44" draw:id="id44" draw:layer="layout" svg:width="6.35cm" svg:height="6.35cm" svg:x="76.748cm" svg:y="57.515cm">
          <text:p text:style-name="P1"><text:span text:style-name="T4">Footswitch held dow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5" draw:text-style-name="P3" draw:layer="layout" draw:type="curve" svg:x1="83.098cm" svg:y1="60.69cm" svg:x2="86.781cm" svg:y2="60.708cm" draw:start-shape="id44" draw:start-glue-point="7" draw:end-shape="id32" draw:end-glue-point="3" svg:d="M83098 60690c2763 0 922 18 3683 18">
          <text:p text:style-name="P3">NO</text:p>
        </draw:connector>
        <draw:custom-shape draw:style-name="gr28" draw:text-style-name="P1" xml:id="id47" draw:id="id47" draw:layer="layout" svg:width="11.29cm" svg:height="1.27cm" svg:x="74.271cm" svg:y="50.744cm">
          <text:p text:style-name="P1">Recall “Fsx”</text:p>
          <draw:enhanced-geometry svg:viewBox="0 0 21600 21600" draw:type="rectangle" draw:enhanced-path="M 0 0 L 21600 0 21600 21600 0 21600 0 0 Z N"/>
        </draw:custom-shape>
        <draw:custom-shape draw:style-name="gr28" draw:text-style-name="P1" xml:id="id46" draw:id="id46" draw:layer="layout" svg:width="11.29cm" svg:height="1.335cm" svg:x="74.271cm" svg:y="52.956cm">
          <text:p text:style-name="P1">Save “current preset” to “last preset”</text:p>
          <draw:enhanced-geometry svg:viewBox="0 0 21600 21600" draw:type="rectangle" draw:enhanced-path="M 0 0 L 21600 0 21600 21600 0 21600 0 0 Z N"/>
        </draw:custom-shape>
        <draw:connector draw:style-name="gr65" draw:text-style-name="P3" draw:layer="layout" draw:type="curve" svg:x1="79.923cm" svg:y1="57.515cm" svg:x2="79.916cm" svg:y2="54.291cm" draw:start-shape="id44" draw:start-glue-point="4" draw:end-shape="id46" draw:end-glue-point="2" svg:d="M79923 57515c0-2418-7-806-7-3224">
          <text:p text:style-name="P3">YES</text:p>
        </draw:connector>
        <draw:connector draw:style-name="gr66" draw:text-style-name="P3" draw:layer="layout" draw:type="curve" svg:x1="79.916cm" svg:y1="52.956cm" svg:x2="79.916cm" svg:y2="52.014cm" draw:start-shape="id46" draw:start-glue-point="0" draw:end-shape="id47" draw:end-glue-point="2" svg:d="M79916 52956v-942">
          <text:p/>
        </draw:connector>
        <draw:custom-shape draw:style-name="gr28" draw:text-style-name="P1" xml:id="id48" draw:id="id48" draw:layer="layout" svg:width="11.29cm" svg:height="1.27cm" svg:x="74.271cm" svg:y="48.544cm">
          <text:p text:style-name="P1">Wait for FS release</text:p>
          <draw:enhanced-geometry svg:viewBox="0 0 21600 21600" draw:type="rectangle" draw:enhanced-path="M 0 0 L 21600 0 21600 21600 0 21600 0 0 Z N"/>
        </draw:custom-shape>
        <draw:connector draw:style-name="gr66" draw:text-style-name="P3" draw:layer="layout" draw:type="curve" svg:x1="79.916cm" svg:y1="50.744cm" svg:x2="79.916cm" svg:y2="49.814cm" draw:start-shape="id47" draw:start-glue-point="0" draw:end-shape="id48" draw:end-glue-point="2" svg:d="M79916 50744v-930">
          <text:p/>
        </draw:connector>
        <draw:custom-shape draw:style-name="gr28" draw:text-style-name="P1" xml:id="id49" draw:id="id49" draw:layer="layout" svg:width="11.29cm" svg:height="1.335cm" svg:x="74.271cm" svg:y="46.256cm">
          <text:p text:style-name="P1">Restore “last preset” to “current preset”</text:p>
          <draw:enhanced-geometry svg:viewBox="0 0 21600 21600" draw:type="rectangle" draw:enhanced-path="M 0 0 L 21600 0 21600 21600 0 21600 0 0 Z N"/>
        </draw:custom-shape>
        <draw:connector draw:style-name="gr66" draw:text-style-name="P3" draw:layer="layout" draw:type="curve" svg:x1="79.916cm" svg:y1="48.544cm" svg:x2="79.916cm" svg:y2="47.591cm" draw:start-shape="id48" draw:start-glue-point="0" draw:end-shape="id49" draw:end-glue-point="2" svg:d="M79916 48544v-953">
          <text:p/>
        </draw:connector>
        <draw:connector draw:style-name="gr66" draw:text-style-name="P3" draw:layer="layout" draw:type="curve" svg:x1="85.561cm" svg:y1="46.923cm" svg:x2="92.501cm" svg:y2="44.827cm" draw:start-shape="id49" draw:start-glue-point="1" draw:end-shape="id33" draw:end-glue-point="2" svg:d="M85561 46923c4627 0 6940-698 6940-2096">
          <text:p/>
        </draw:connector>
      </draw:page>
      <draw:page draw:name="v0.3" draw:style-name="dp1" draw:master-page-name="Default">
        <draw:custom-shape draw:style-name="gr1" draw:text-style-name="P8" xml:id="id66" draw:id="id66" draw:layer="layout" svg:width="8.572cm" svg:height="4.763cm" svg:x="52.352cm" svg:y="16.875cm">
          <text:p text:style-name="P8">STATE: “TUNER”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7.938cm" svg:height="3.492cm" svg:x="52.669cm" svg:y="17.828cm">
          <text:p text:style-name="P9"><text:span text:style-name="T1">FS LEDs: selected preset blinks</text:span></text:p>
          <text:p text:style-name="P9"><text:span text:style-name="T1">Tuner LED ON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57" draw:id="id57" draw:layer="layout" svg:width="8.572cm" svg:height="4.763cm" svg:x="52.299cm" svg:y="40.053cm">
          <text:p text:style-name="P8">STATE: “PLAY”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7.938cm" svg:height="3.492cm" svg:x="52.616cm" svg:y="41.006cm">
          <text:p text:style-name="P9"><text:span text:style-name="T1">FS LEDs: selected preset On, rest off. Tuner LED OFF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55" draw:id="id55" draw:layer="layout" svg:width="8.572cm" svg:height="4.763cm" svg:x="26.972cm" svg:y="40.03cm">
          <text:p text:style-name="P8">STATE: “EDIT”</text:p>
          <draw:enhanced-geometry svg:viewBox="0 0 21600 21600" draw:type="rectangle" draw:enhanced-path="M 0 0 L 21600 0 21600 21600 0 21600 0 0 Z N"/>
        </draw:custom-shape>
        <draw:custom-shape draw:style-name="gr2" draw:text-style-name="P9" xml:id="id74" draw:id="id74" draw:layer="layout" svg:width="7.938cm" svg:height="3.492cm" svg:x="27.289cm" svg:y="40.983cm">
          <text:p text:style-name="P9"><text:span text:style-name="T1">FS LEDs: preset being edited blinks. Tuner LED OFF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50" draw:id="id50" draw:layer="layout" svg:width="2.858cm" svg:height="1.27cm" svg:x="2.05cm" svg:y="20.367cm">
          <text:p text:style-name="P8">Boo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curve" svg:x1="4.908cm" svg:y1="21.002cm" svg:x2="6.6cm" svg:y2="21.002cm" draw:start-shape="id50" draw:start-glue-point="1" draw:end-shape="id51" draw:end-glue-point="5" svg:d="M4908 21002h1692">
          <text:p/>
        </draw:connector>
        <draw:connector draw:style-name="gr6" draw:text-style-name="P3" draw:layer="layout" draw:type="curve" svg:x1="44.415cm" svg:y1="19.271cm" svg:x2="46.209cm" svg:y2="19.262cm" draw:start-shape="id52" draw:start-glue-point="1" draw:end-shape="id53" draw:end-glue-point="3" svg:d="M44415 19271c1345 0 449-9 1794-9">
          <text:p/>
        </draw:connector>
        <draw:connector draw:style-name="gr8" draw:text-style-name="P3" draw:layer="layout" draw:type="curve" svg:x1="35.947cm" svg:y1="19.244cm" svg:x2="38.2cm" svg:y2="19.271cm" draw:start-shape="id54" draw:end-shape="id52" draw:end-glue-point="3" svg:d="M35947 19244c1689 0 563 27 2253 27">
          <text:p/>
        </draw:connector>
        <draw:custom-shape draw:style-name="gr43" draw:text-style-name="P8" xml:id="id56" draw:id="id56" draw:layer="layout" svg:width="8.345cm" svg:height="5.08cm" svg:x="42.14cm" svg:y="39.875cm">
          <text:p text:style-name="P8">Save “preset definition” to EEPROM</text:p>
          <text:p text:style-name="P8">(indicate to user somehow, perhaps a double blink)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35.544cm" svg:y1="42.411cm" svg:x2="42.14cm" svg:y2="42.415cm" draw:start-shape="id55" draw:start-glue-point="1" draw:end-shape="id56" draw:end-glue-point="3" svg:d="M35544 42411c4947 0 1649 4 6596 4">
          <text:p text:style-name="P3">Push</text:p>
          <text:p text:style-name="P3">“STORE”</text:p>
          <text:p text:style-name="P3">button</text:p>
        </draw:connector>
        <draw:connector draw:style-name="gr11" draw:text-style-name="P3" draw:layer="layout" draw:type="curve" svg:x1="50.485cm" svg:y1="42.415cm" svg:x2="52.299cm" svg:y2="42.434cm" draw:start-shape="id56" draw:start-glue-point="1" draw:end-shape="id57" draw:end-glue-point="3" svg:d="M50485 42415c1360 0 454 19 1814 19">
          <text:p/>
        </draw:connector>
        <draw:custom-shape draw:style-name="gr44" draw:text-style-name="P8" xml:id="id58" draw:id="id58" draw:layer="layout" svg:width="6.033cm" svg:height="4.445cm" svg:x="23.407cm" svg:y="33.045cm">
          <text:p text:style-name="P8">Recall current bank from EEPROM (discard changes)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draw:line-skew="-1.074cm" svg:x1="26.972cm" svg:y1="42.411cm" svg:x2="23.407cm" svg:y2="35.267cm" draw:start-shape="id55" draw:start-glue-point="3" draw:end-shape="id58" draw:end-glue-point="3" svg:d="M26972 42411c-7711 0-5929-7144-3565-7144">
          <text:p text:style-name="P4">Push</text:p>
          <text:p text:style-name="P4">“EDIT”</text:p>
        </draw:connector>
        <draw:connector draw:style-name="gr14" draw:text-style-name="P3" draw:layer="layout" draw:type="curve" svg:x1="29.44cm" svg:y1="35.267cm" svg:x2="31.258cm" svg:y2="40.03cm" draw:start-shape="id58" draw:start-glue-point="1" draw:end-shape="id55" draw:end-glue-point="0" svg:d="M29440 35267c1212 0 1818 1587 1818 4763">
          <text:p/>
        </draw:connector>
        <draw:custom-shape draw:style-name="gr45" draw:text-style-name="P8" xml:id="id59" draw:id="id59" draw:layer="layout" svg:width="6.351cm" svg:height="3.833cm" svg:x="23.225cm" svg:y="48.537cm">
          <text:p text:style-name="P8">Toggle that loop</text:p>
          <text:p text:style-name="P8">ON / OFF</text:p>
          <text:p text:style-name="P8">in current preset</text:p>
          <text:p text:style-name="P8">(edit preset)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draw:type="curve" draw:line-skew="-0.994cm" svg:x1="26.972cm" svg:y1="42.411cm" svg:x2="23.225cm" svg:y2="50.453cm" draw:start-shape="id55" draw:start-glue-point="3" draw:end-shape="id59" draw:end-glue-point="3" svg:d="M26972 42411c-7864 0-5991 8042-3747 8042">
          <text:p text:style-name="P4">Push preset</text:p>
          <text:p text:style-name="P4">footswitch FSx</text:p>
        </draw:connector>
        <draw:connector draw:style-name="gr17" draw:text-style-name="P3" draw:layer="layout" draw:type="curve" svg:x1="26.4cm" svg:y1="52.37cm" svg:x2="28.14cm" svg:y2="55.598cm" draw:start-shape="id59" draw:start-glue-point="2" draw:end-shape="id60" draw:end-glue-point="3" svg:d="M26400 52370c0 2152 580 3228 1740 3228">
          <text:p/>
        </draw:connector>
        <draw:custom-shape draw:style-name="gr18" draw:text-style-name="P8" xml:id="id62" draw:id="id62" draw:layer="layout" svg:width="11.43cm" svg:height="2.858cm" svg:x="71.417cm" svg:y="53.295cm">
          <text:p text:style-name="P8">“current preset” = <text:s/>FS<text:span text:style-name="T3">x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curve" svg:x1="56.585cm" svg:y1="44.816cm" svg:x2="61.883cm" svg:y2="54.705cm" draw:start-shape="id57" draw:start-glue-point="2" draw:end-shape="id61" draw:end-glue-point="5" svg:d="M56585 44816c0 6593 1766 9889 5298 9889">
          <text:p text:style-name="P3">Push preset</text:p>
          <text:p text:style-name="P3">footswitch FSx</text:p>
          <text:p text:style-name="P3"/>
        </draw:connector>
        <draw:custom-shape draw:style-name="gr20" draw:text-style-name="P10" draw:layer="layout" svg:width="6.985cm" svg:height="1.588cm" svg:x="4.762cm" svg:y="4.492cm">
          <text:p text:style-name="P10"><text:span text:style-name="T2">function</text:span></text:p>
          <draw:enhanced-geometry svg:viewBox="0 0 21600 21600" draw:type="rectangle" draw:enhanced-path="M 0 0 L 21600 0 21600 21600 0 21600 0 0 Z N"/>
        </draw:custom-shape>
        <draw:connector draw:style-name="gr26" draw:text-style-name="P3" draw:layer="layout" draw:type="curve" svg:x1="77.132cm" svg:y1="53.295cm" svg:x2="77.147cm" svg:y2="51.343cm" draw:start-shape="id62" draw:start-glue-point="0" draw:end-shape="id63" draw:end-glue-point="2" svg:d="M77132 53295c0-1464 15-488 15-1952">
          <text:p/>
        </draw:connector>
        <draw:connector draw:style-name="gr27" draw:text-style-name="P3" draw:layer="layout" draw:type="curve" svg:x1="77.147cm" svg:y1="48.485cm" svg:x2="67.605cm" svg:y2="46.556cm" draw:start-shape="id63" draw:start-glue-point="0" draw:end-shape="id64" draw:end-glue-point="1" svg:d="M77147 48485c0-1286-3180-1929-9542-1929">
          <text:p/>
        </draw:connector>
        <draw:custom-shape draw:style-name="gr28" draw:text-style-name="P8" xml:id="id63" draw:id="id63" draw:layer="layout" svg:width="7.938cm" svg:height="2.858cm" svg:x="73.178cm" svg:y="48.485cm">
          <text:p text:style-name="P8">Recall “current preset”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curve" draw:line-skew="4.778cm" svg:x1="56.585cm" svg:y1="44.816cm" svg:x2="31.258cm" svg:y2="44.793cm" draw:start-shape="id57" draw:start-glue-point="2" draw:end-shape="id55" draw:end-glue-point="2" svg:d="M56585 44816c0 7917-25327 7928-25327-23">
          <text:p text:style-name="P3">Push “EDIT”</text:p>
          <text:p text:style-name="P3">button</text:p>
        </draw:connector>
        <draw:connector draw:style-name="gr35" draw:text-style-name="P1" draw:layer="layout" draw:type="curve" svg:x1="56.585cm" svg:y1="40.053cm" svg:x2="56.638cm" svg:y2="30.21cm" draw:start-shape="id57" draw:start-glue-point="0" draw:end-shape="id65" draw:end-glue-point="2" svg:d="M56585 40053c0-7383 53-2462 53-9843">
          <text:p text:style-name="P3">Push</text:p>
          <text:p text:style-name="P3">“TUNER”</text:p>
        </draw:connector>
        <draw:custom-shape draw:style-name="gr28" draw:text-style-name="P8" xml:id="id65" draw:id="id65" draw:layer="layout" svg:width="7.938cm" svg:height="2.858cm" svg:x="52.669cm" svg:y="27.352cm">
          <text:p text:style-name="P8">Set MUTE relay ON</text:p>
          <draw:enhanced-geometry svg:viewBox="0 0 21600 21600" draw:type="rectangle" draw:enhanced-path="M 0 0 L 21600 0 21600 21600 0 21600 0 0 Z N"/>
        </draw:custom-shape>
        <draw:connector draw:style-name="gr36" draw:text-style-name="P3" draw:layer="layout" draw:type="curve" svg:x1="56.638cm" svg:y1="27.352cm" svg:x2="56.638cm" svg:y2="21.638cm" draw:start-shape="id65" draw:start-glue-point="0" draw:end-shape="id66" draw:end-glue-point="2" svg:d="M56638 27352v-5714">
          <text:p/>
        </draw:connector>
        <draw:connector draw:style-name="gr37" draw:text-style-name="P7" draw:layer="layout" draw:type="curve" svg:x1="60.924cm" svg:y1="19.256cm" svg:x2="66.098cm" svg:y2="33.69cm" draw:start-shape="id66" draw:start-glue-point="1" draw:end-shape="id67" draw:end-glue-point="0" svg:d="M60924 19256c3450 0 5174 4811 5174 14434">
          <text:p text:style-name="P6">Push</text:p>
          <text:p text:style-name="P6">“TUNER”</text:p>
          <text:p text:style-name="P6">footswitch</text:p>
        </draw:connector>
        <draw:custom-shape draw:style-name="gr28" draw:text-style-name="P8" xml:id="id67" draw:id="id67" draw:layer="layout" svg:width="7.938cm" svg:height="2.858cm" svg:x="62.129cm" svg:y="33.69cm">
          <text:p text:style-name="P8">Set MUTE relay OFF</text:p>
          <draw:enhanced-geometry svg:viewBox="0 0 21600 21600" draw:type="rectangle" draw:enhanced-path="M 0 0 L 21600 0 21600 21600 0 21600 0 0 Z N"/>
        </draw:custom-shape>
        <draw:custom-shape draw:style-name="gr28" draw:text-style-name="P8" xml:id="id68" draw:id="id68" draw:layer="layout" svg:width="7.938cm" svg:height="2.858cm" svg:x="70.714cm" svg:y="29.575cm">
          <text:p text:style-name="P8">Recall “current preset”</text:p>
          <draw:enhanced-geometry svg:viewBox="0 0 21600 21600" draw:type="rectangle" draw:enhanced-path="M 0 0 L 21600 0 21600 21600 0 21600 0 0 Z N"/>
        </draw:custom-shape>
        <draw:connector draw:style-name="gr38" draw:text-style-name="P3" draw:layer="layout" draw:type="curve" svg:x1="66.098cm" svg:y1="36.548cm" svg:x2="60.871cm" svg:y2="42.434cm" draw:start-shape="id67" draw:start-glue-point="2" draw:end-shape="id57" draw:end-glue-point="1" svg:d="M66098 36548c0 3924-1742 5886-5227 5886">
          <text:p/>
        </draw:connector>
        <draw:connector draw:style-name="gr39" draw:text-style-name="P3" draw:layer="layout" draw:type="curve" svg:x1="74.683cm" svg:y1="32.433cm" svg:x2="70.067cm" svg:y2="35.119cm" draw:start-shape="id68" draw:start-glue-point="2" draw:end-shape="id67" draw:end-glue-point="1" svg:d="M74683 32433c0 1791-1538 2686-4616 2686">
          <text:p/>
        </draw:connector>
        <draw:custom-shape draw:style-name="gr46" draw:text-style-name="P8" xml:id="id69" draw:id="id69" draw:layer="layout" svg:width="7.472cm" svg:height="1.87cm" svg:x="70.927cm" svg:y="25.149cm">
          <text:p text:style-name="P8">“current preset” = <text:s/>FSx</text:p>
          <draw:enhanced-geometry svg:viewBox="0 0 21600 21600" draw:type="rectangle" draw:enhanced-path="M 0 0 L 21600 0 21600 21600 0 21600 0 0 Z N"/>
        </draw:custom-shape>
        <draw:connector draw:style-name="gr41" draw:text-style-name="P3" draw:layer="layout" draw:type="curve" svg:x1="74.663cm" svg:y1="27.019cm" svg:x2="74.683cm" svg:y2="29.575cm" draw:start-shape="id69" draw:start-glue-point="2" draw:end-shape="id68" draw:end-glue-point="0" svg:d="M74663 27019c0 1917 20 639 20 2556">
          <text:p/>
        </draw:connector>
        <draw:connector draw:style-name="gr42" draw:text-style-name="P7" draw:layer="layout" draw:type="curve" svg:x1="60.924cm" svg:y1="19.256cm" svg:x2="74.663cm" svg:y2="25.149cm" draw:start-shape="id66" draw:start-glue-point="1" draw:end-shape="id69" draw:end-glue-point="0" svg:d="M60924 19256c9160 0 13739 1964 13739 5893">
          <text:p text:style-name="P6">Push preset</text:p>
          <text:p text:style-name="P6">footswitch FSx</text:p>
        </draw:connector>
        <draw:custom-shape draw:style-name="gr4" draw:text-style-name="P8" xml:id="id53" draw:id="id53" draw:layer="layout" svg:width="4.128cm" svg:height="2.858cm" svg:x="46.209cm" svg:y="17.833cm">
          <text:p text:style-name="P8">Recall “current preset”</text:p>
          <draw:enhanced-geometry svg:viewBox="0 0 21600 21600" draw:type="rectangle" draw:enhanced-path="M 0 0 L 21600 0 21600 21600 0 21600 0 0 Z N"/>
        </draw:custom-shape>
        <draw:connector draw:style-name="gr47" draw:text-style-name="P3" draw:layer="layout" draw:type="curve" svg:x1="50.337cm" svg:y1="19.262cm" svg:x2="52.352cm" svg:y2="19.256cm" draw:start-shape="id53" draw:start-glue-point="1" draw:end-shape="id66" draw:end-glue-point="3" svg:d="M50337 19262c1512 0 505-6 2015-6">
          <text:p/>
        </draw:connector>
        <draw:custom-shape draw:style-name="gr48" draw:text-style-name="P8" xml:id="id51" draw:id="id51" draw:layer="layout" svg:width="6.35cm" svg:height="6.35cm" svg:x="6.6cm" svg:y="17.827cm">
          <text:p text:style-name="P8">“TUNER” push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2" draw:layer="layout" draw:type="curve" svg:x1="9.775cm" svg:y1="17.827cm" svg:x2="18.008cm" svg:y2="13.313cm" draw:start-shape="id51" draw:start-glue-point="4" draw:end-shape="id70" draw:end-glue-point="3" svg:d="M9775 17827c0-3010 2744-4514 8233-4514">
          <text:p text:style-name="P4">NO</text:p>
        </draw:connector>
        <draw:custom-shape draw:style-name="gr50" draw:text-style-name="P8" xml:id="id72" draw:id="id72" draw:layer="layout" svg:width="7.621cm" svg:height="3.493cm" svg:x="26.034cm" svg:y="25.447cm">
          <text:p text:style-name="P8">Go to “SIMPLE” mode where each FS toggles its corresponding loop</text:p>
          <draw:enhanced-geometry svg:viewBox="0 0 21600 21600" draw:type="rectangle" draw:enhanced-path="M 0 0 L 21600 0 21600 21600 0 21600 0 0 Z N"/>
        </draw:custom-shape>
        <draw:connector draw:style-name="gr51" draw:text-style-name="P2" draw:layer="layout" draw:type="curve" svg:x1="20.859cm" svg:y1="22.571cm" svg:x2="26.034cm" svg:y2="27.193cm" draw:start-shape="id71" draw:start-glue-point="6" draw:end-shape="id72" draw:end-glue-point="3" svg:d="M20859 22571c0 3082 1725 4622 5175 4622">
          <text:p text:style-name="P4">“SIMPLE”<text:line-break/>mode</text:p>
        </draw:connector>
        <draw:custom-shape draw:style-name="gr52" draw:text-style-name="P8" xml:id="id70" draw:id="id70" draw:layer="layout" svg:width="5.735cm" svg:height="2.857cm" svg:x="18.008cm" svg:y="11.885cm">
          <text:p text:style-name="P8">Read “mode” from EEPROM</text:p>
          <draw:enhanced-geometry svg:viewBox="0 0 21600 21600" draw:type="rectangle" draw:enhanced-path="M 0 0 L 21600 0 21600 21600 0 21600 0 0 Z N"/>
        </draw:custom-shape>
        <draw:custom-shape draw:style-name="gr53" draw:text-style-name="P8" xml:id="id54" draw:id="id54" draw:layer="layout" svg:width="7.323cm" svg:height="4.786cm" svg:x="28.624cm" svg:y="16.851cm">
          <text:p text:style-name="P8">Restore</text:p>
          <text:p text:style-name="P8">EEPROM</text:p>
          <text:p text:style-name="P8">to RAM</text:p>
          <text:p text:style-name="P8">(fills up all banks data + “current bank” and “current preset”)</text:p>
          <draw:enhanced-geometry svg:viewBox="0 0 21600 21600" draw:type="rectangle" draw:enhanced-path="M 0 0 L 21600 0 21600 21600 0 21600 0 0 Z N"/>
        </draw:custom-shape>
        <draw:custom-shape draw:style-name="gr54" draw:text-style-name="P8" xml:id="id71" draw:id="id71" draw:layer="layout" svg:width="6.594cm" svg:height="6.594cm" svg:x="17.562cm" svg:y="15.977cm">
          <text:p text:style-name="P8">“SIMPLE” mod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5" draw:text-style-name="P3" draw:layer="layout" draw:type="curve" svg:x1="20.875cm" svg:y1="14.742cm" svg:x2="20.859cm" svg:y2="15.977cm" draw:start-shape="id70" draw:start-glue-point="2" draw:end-shape="id71" draw:end-glue-point="4" svg:d="M20875 14742c0 925-16 308-16 1235">
          <text:p/>
        </draw:connector>
        <draw:connector draw:style-name="gr56" draw:text-style-name="P1" draw:layer="layout" draw:type="curve" svg:x1="24.156cm" svg:y1="19.274cm" svg:x2="28.624cm" svg:y2="19.244cm" draw:start-shape="id71" draw:start-glue-point="7" draw:end-shape="id54" draw:end-glue-point="3" svg:d="M24156 19274c3351 0 1117-30 4468-30">
          <text:p text:style-name="P3">“PROGRAM”<text:line-break/>mode</text:p>
        </draw:connector>
        <draw:custom-shape draw:style-name="gr52" draw:text-style-name="P8" xml:id="id73" draw:id="id73" draw:layer="layout" svg:width="5.735cm" svg:height="2.857cm" svg:x="6.902cm" svg:y="26.517cm">
          <text:p text:style-name="P8">Toggle “mode” in EEPROM</text:p>
          <draw:enhanced-geometry svg:viewBox="0 0 21600 21600" draw:type="rectangle" draw:enhanced-path="M 0 0 L 21600 0 21600 21600 0 21600 0 0 Z N"/>
        </draw:custom-shape>
        <draw:connector draw:style-name="gr57" draw:text-style-name="P1" draw:layer="layout" draw:type="curve" svg:x1="9.775cm" svg:y1="24.177cm" svg:x2="9.769cm" svg:y2="26.517cm" draw:start-shape="id51" draw:start-glue-point="6" draw:end-shape="id73" svg:d="M9775 24177c0 1755-6 585-6 2340">
          <text:p text:style-name="P3">YES</text:p>
        </draw:connector>
        <draw:connector draw:style-name="gr58" draw:text-style-name="P3" draw:layer="layout" draw:type="curve" svg:x1="12.637cm" svg:y1="27.945cm" svg:x2="18.008cm" svg:y2="13.313cm" draw:start-shape="id73" draw:start-glue-point="1" draw:end-shape="id70" draw:end-glue-point="3" svg:d="M12637 27945c4027 0 1342-14632 5371-14632">
          <text:p/>
        </draw:connector>
        <draw:custom-shape draw:style-name="gr48" draw:text-style-name="P8" xml:id="id61" draw:id="id61" draw:layer="layout" svg:width="6.35cm" svg:height="6.35cm" svg:x="61.883cm" svg:y="51.53cm">
          <text:p text:style-name="P8">FSx == “current preset”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9" draw:text-style-name="P1" draw:layer="layout" draw:type="curve" svg:x1="68.233cm" svg:y1="54.705cm" svg:x2="71.417cm" svg:y2="54.724cm" draw:start-shape="id61" draw:start-glue-point="7" draw:end-shape="id62" draw:end-glue-point="3" svg:d="M68233 54705c2389 0 798 19 3184 19">
          <text:p text:style-name="P3">NO</text:p>
        </draw:connector>
        <draw:connector draw:style-name="gr60" draw:text-style-name="P1" draw:layer="layout" draw:type="curve" svg:x1="65.058cm" svg:y1="51.53cm" svg:x2="65.065cm" svg:y2="47.985cm" draw:start-shape="id61" draw:start-glue-point="4" draw:end-shape="id64" draw:end-glue-point="2" svg:d="M65058 51530c0-2658 7-886 7-3545">
          <text:p text:style-name="P3">YES</text:p>
        </draw:connector>
        <draw:custom-shape draw:style-name="gr48" draw:text-style-name="P8" draw:layer="layout" svg:width="6.35cm" svg:height="6.35cm" svg:x="6.601cm" svg:y="17.828cm">
          <text:p text:style-name="P8">“TUNER” push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8" xml:id="id64" draw:id="id64" draw:layer="layout" svg:width="5.08cm" svg:height="2.858cm" svg:x="62.525cm" svg:y="45.127cm">
          <text:p text:style-name="P8">Wait for FS</text:p>
          <text:p text:style-name="P8">release</text:p>
          <draw:enhanced-geometry svg:viewBox="0 0 21600 21600" draw:type="rectangle" draw:enhanced-path="M 0 0 L 21600 0 21600 21600 0 21600 0 0 Z N"/>
        </draw:custom-shape>
        <draw:connector draw:style-name="gr62" draw:text-style-name="P3" draw:layer="layout" draw:type="curve" svg:x1="65.065cm" svg:y1="45.127cm" svg:x2="60.871cm" svg:y2="42.434cm" draw:start-shape="id64" draw:start-glue-point="0" draw:end-shape="id57" draw:end-glue-point="1" svg:d="M65065 45127c0-1796-1398-2693-4194-2693">
          <text:p/>
        </draw:connector>
        <draw:custom-shape draw:style-name="gr63" draw:text-style-name="P8" xml:id="id52" draw:id="id52" draw:layer="layout" svg:width="6.215cm" svg:height="3.14cm" svg:x="38.2cm" svg:y="17.701cm">
          <text:p text:style-name="P8">“current preset” = 0</text:p>
          <draw:enhanced-geometry svg:viewBox="0 0 21600 21600" draw:type="rectangle" draw:enhanced-path="M 0 0 L 21600 0 21600 21600 0 21600 0 0 Z N"/>
        </draw:custom-shape>
        <draw:custom-shape draw:style-name="gr45" draw:text-style-name="P8" xml:id="id60" draw:id="id60" draw:layer="layout" svg:width="6.351cm" svg:height="3.833cm" svg:x="28.14cm" svg:y="53.682cm">
          <text:p text:style-name="P8">Recall “current preset”</text:p>
          <draw:enhanced-geometry svg:viewBox="0 0 21600 21600" draw:type="rectangle" draw:enhanced-path="M 0 0 L 21600 0 21600 21600 0 21600 0 0 Z N"/>
        </draw:custom-shape>
        <draw:connector draw:style-name="gr64" draw:text-style-name="P3" draw:layer="layout" draw:type="curve" svg:x1="31.315cm" svg:y1="53.682cm" svg:x2="31.258cm" svg:y2="44.475cm" draw:start-shape="id60" draw:start-glue-point="0" draw:end-shape="id74" draw:end-glue-point="2" svg:d="M31315 53682c0-6906-57-2303-57-92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loext:color-lum-mod="100%" loext:color-lum-off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loext:color-lum-mod="100%" loext:color-lum-off="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loext:color-lum-mod="100%" loext:color-lum-off="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loext:color-lum-mod="100%" loext:color-lum-off="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loext:color-lum-mod="100%" loext:color-lum-off="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loext:color-lum-mod="100%" loext:color-lum-off="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loext:color-lum-mod="100%" loext:color-lum-off="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loext:color-lum-mod="100%" loext:color-lum-off="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loext:color-lum-mod="100%" loext:color-lum-off="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3-02-19T17:32:04.674000000</meta:creation-date>
    <dc:date>2023-02-21T14:59:16</dc:date>
    <meta:editing-duration>PT3H59M29S</meta:editing-duration>
    <meta:editing-cycles>93</meta:editing-cycles>
    <meta:generator>OpenOffice/4.1.2$Unix OpenOffice.org_project/412m3$Build-9782</meta:generator>
    <meta:document-statistic meta:object-count="180"/>
  </office:meta>
</office:document-meta>
</file>